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ＭＳ 明朝" svg:font-family="'ＭＳ 明朝', 'MS Mincho'" style:font-family-generic="roman"/>
    <style:font-face style:name="DejaVu Sans" svg:font-family="'DejaVu Sans', 'Times New Roman'"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 style:list-style-name="WW8Num3"/>
    <style:style style:name="P2" style:family="paragraph" style:parent-style-name="Paper_20_Title" style:master-page-name="Standard">
      <style:paragraph-properties style:page-number="auto"/>
    </style:style>
    <style:style style:name="P3" style:family="paragraph" style:parent-style-name="Heading_20_1">
      <style:paragraph-properties>
        <style:tab-stops>
          <style:tab-stop style:position="0in"/>
        </style:tab-stops>
      </style:paragraph-properties>
    </style:style>
    <style:style style:name="P4" style:family="paragraph" style:parent-style-name="Heading_20_2">
      <style:paragraph-properties>
        <style:tab-stops>
          <style:tab-stop style:position="0.0984in"/>
          <style:tab-stop style:position="1in"/>
        </style:tab-stops>
      </style:paragraph-properties>
    </style:style>
    <style:style style:name="P5" style:family="paragraph" style:parent-style-name="Footnote">
      <style:paragraph-properties fo:margin-left="0in" fo:margin-right="0in" fo:text-indent="0in" style:auto-text-indent="false"/>
    </style:style>
    <style:style style:name="P6" style:family="paragraph" style:parent-style-name="Equation">
      <style:paragraph-properties>
        <style:tab-stops>
          <style:tab-stop style:position="3.2484in" style:type="righ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size-complex="12pt"/>
    </style:style>
    <style:style style:name="P9" style:family="paragraph" style:parent-style-name="Standard">
      <style:paragraph-properties fo:text-align="end" style:justify-single-word="false"/>
    </style:style>
    <style:style style:name="P10" style:family="paragraph" style:parent-style-name="Authors">
      <style:text-properties style:font-size-complex="11pt"/>
    </style:style>
    <style:style style:name="P11" style:family="paragraph" style:parent-style-name="References">
      <style:paragraph-properties fo:margin-left="0.25in" fo:margin-right="0in" fo:text-indent="-0.25in" style:auto-text-indent="false">
        <style:tab-stops>
          <style:tab-stop style:position="0.25in"/>
        </style:tab-stops>
      </style:paragraph-properties>
    </style:style>
    <style:style style:name="T1" style:family="text">
      <style:text-properties style:font-size-complex="11pt"/>
    </style:style>
    <style:style style:name="T2" style:family="text">
      <style:text-properties style:text-position="super 58%"/>
    </style:style>
    <style:style style:name="T3" style:family="text">
      <style:text-properties style:text-position="super 58%" style:font-name="Symbol" style:font-name-complex="Symbo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weight-complex="bold"/>
    </style:style>
    <style:style style:name="T7" style:family="text">
      <style:text-properties style:font-name="Symbol" style:font-name-complex="Symbol"/>
    </style:style>
    <style:style style:name="T8" style:family="text">
      <style:text-properties style:text-position="sub 58%"/>
    </style:style>
    <style:style style:name="T9" style:family="text">
      <style:text-properties fo:font-size="10pt" style:font-size-asian="10pt" style:font-size-complex="10pt"/>
    </style:style>
    <style:style style:name="fr1" style:family="graphic" style:parent-style-name="OLE">
      <style:graphic-properties fo:margin-left="0in" fo:margin-right="0in" style:vertical-pos="middle" style:vertical-rel="text" fo:padding="0.0008in" fo:border="none" draw:ole-draw-aspect="1"/>
    </style:style>
    <style:style style:name="Sect1" style:family="section">
      <style:section-properties text:dont-balance-text-columns="true" style:writing-mode="lr-tb" style:editable="false">
        <style:columns fo:column-count="2" fo:column-gap="0.1972in">
          <style:column style:rel-width="32767*" fo:start-indent="0in" fo:end-indent="0.0984in"/>
          <style:column style:rel-width="32767*" fo:start-indent="0.098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o Dimensional Geometric Transformations</text:p>
      <text:p text:style-name="P8"/>
      <text:p text:style-name="P10">Rifkiansyah Meidian C / 13511084</text:p>
      <text:p text:style-name="Affiliations">Program Studi Teknik Informatika </text:p>
      <text:p text:style-name="Affiliations">Sekolah Teknik Elektro dan Informatika</text:p>
      <text:p text:style-name="Affiliations">Institut Teknologi Bandung, Jl. Ganesha 10 Bandung 40132, Indonesia </text:p>
      <text:p text:style-name="Affiliations"><text:span text:style-name="T2">1</text:span>author@itb.ac.id</text:p>
      <text:p text:style-name="P7"/>
      <text:p text:style-name="P7"/>
      <text:p text:style-name="P7"/>
      <text:section text:style-name="Sect1" text:name="Section1">
        <text:p text:style-name="Abstract"><text:span text:style-name="T5">Abstract</text:span>—The abstract is to be in fully-justified italicized text, at the top of the left-hand column as it is here, below the author information. The abstract is to be in 9-point, single-spaced type, and may be up to 8 cm long. Define all symbols used in the abstract. Do not cite references in the abstract. Do not delete the blank line immediately above the abstract; it sets the footnote at the bottom of this column. Leave two blank lines after the index terms, then begin the main text. All manuscripts must be in English.</text:p>
        <text:p text:style-name="Abstract"/>
        <text:p text:style-name="Abstract"><text:bookmark-start text:name="PointTmp"/><text:span text:style-name="T5">Index Terms</text:span>—About four key words or phrases in alphabetical order, separated by commas. </text:p>
        <text:p text:style-name="Text"/>
        <text:p text:style-name="Text"/>
        <text:h text:style-name="P3" text:outline-level="1"><text:bookmark-end text:name="PointTmp"/>I. <text:s text:c="2"/>General Pivot-Point Rotation</text:h>
        <text:p text:style-name="Text">Dengan paket grafik yang menyediakan fungsi rotasi untuk objek yang dapat berputar, maka dapat dilakukan rotasi dengan sebuah titik tertentu sebagai acuan dengan melakukan urutan translasi-rotasi-translasi sebagai berikut:</text:p>
        <text:list xml:id="list324725968" text:style-name="WW8Num3">
          <text:list-item>
            <text:p text:style-name="P1">Translasi objek sehingga titik acuan bergerak ke koordinat awal.</text:p>
          </text:list-item>
          <text:list-item>
            <text:p text:style-name="P1">Rotasi objek di sekitar koordinat awal</text:p>
          </text:list-item>
          <text:list-item>
            <text:p text:style-name="P1">Translasi objek sehingga titik acuan kembali ke awal. </text:p>
          </text:list-item>
        </text:list>
        <text:h text:style-name="P3" text:outline-level="1">II. <text:s/>Formatting Your Paper</text:h>
        <text:p text:style-name="Text">All printed material, including text, illustrations, and charts, must be kept within a print area of 17 cm wide by 25 cm high. Do not write or print anything outside the print area. All <text:span text:style-name="T4">text</text:span> must be in a two-column format. Columns are to be 8.25 cm wide, with a 0.5 cm space between them. Text must be fully justified.</text:p>
        <text:p text:style-name="Text">The main title (on the first page) should begin 2.5 cm from the top edge of the page, centered, and in Times 20-point, non-boldface type. Capitalize the first letter of nouns, pronouns, verbs, adjectives, and adverbs; do not capitalize articles, coordinate conjunctions, or prepositions (unless the title begins with such a word). Leave a blank line after the title.</text:p>
        <text:p text:style-name="Text">Author names and affiliations are to be centered beneath the title and printed in Times 11-point, non-boldface type. Multiple authors may be shown in a two- or three-column format, with their affiliations below their respective names. Affiliations are centered below each author name, italicized, not bold. Include e-mail addresses if possible. Follow the author information by three blank lines before main text.</text:p>
        <text:p text:style-name="Text">The second and following pages should begin 2 cm from the top edge. On all pages, the bottom margin should be 2.7 cm from the bottom edge of the page for A4 paper.</text:p>
        <text:p text:style-name="Text">Wherever Times is specified, Times Roman, or Times New Roman may be used. If neither is available on your word processor, please use the font closest in appearance to Times that you have access to. Please avoid using bit-mapped fonts if possible. True-Type 1 fonts are preferred. Type your main text in 10-point Times. Be sure your text is fully justified—that is, flush left and flush right. Please do not place any additional blank lines between paragraphs. </text:p>
        <text:p text:style-name="Text"/>
        <text:p text:style-name="Text"/>
        <text:h text:style-name="P3" text:outline-level="1">III. <text:s text:c="2"/>Helpful Hints</text:h>
        <text:h text:style-name="P4" text:outline-level="2">A. Figures and Tables</text:h>
        <text:p text:style-name="Text">Large figures and tables may span both columns. Place figure captions below the figures; place table titles above the tables. If your figure has two parts, include the labels “(a)” and “(b)” as part of the artwork. Please verify that the figures and tables you mention in the text actually exist. <text:span text:style-name="T6">Please do not include captions as part of the figures. Do not put captions in “text boxes” linked to the figures. Do not put borders around the outside of your figures. </text:span>Use the abbreviation “Fig.” even at the beginning of a sentence. Do not abbreviate “Table.” Tables are numbered with Roman numerals. </text:p>
        <text:p text:style-name="Text">Figure axis labels are often a source of confusion. Use words rather than symbols. As an example, write the quantity “Magnetization,” or “Magnetization <text:span text:style-name="T5">M</text:span>,” not just “<text:span text:style-name="T5">M</text:span>.” Put units in parentheses. Do not label axes only with units. As in Fig. 1, for example, write “Magnetization (A/m)” or “Magnetization (A<draw:frame draw:style-name="fr1" draw:name="Object1" text:anchor-type="as-char" svg:width="0.0791in" svg:height="0.1839in" draw:z-index="0"><draw:object xlink:href="./Object 1" xlink:type="simple" xlink:show="embed" xlink:actuate="onLoad"/><draw:image xlink:href="./ObjectReplacements/Object 1" xlink:type="simple" xlink:show="embed" xlink:actuate="onLoad"/></draw:frame>m<text:span text:style-name="T3"></text:span><text:span text:style-name="T2">1</text:span>),” not just “A/m.” Do not label axes with a ratio of quantities and units. For example, write “Temperature (K),” not “Temperature/K.” </text:p>
        <text:p text:style-name="Text">Multipliers can be especially confusing. Write “Magnetization (kA/m)” or “Magnetization (10<text:span text:style-name="T2">3</text:span> A/m).” Do not write “Magnetization (A/m) <text:span text:style-name="T7"></text:span> 1000” because the reader would not know whether the top axis label in Fig. 1 meant 16000 A/m or 0.016 A/m. Figure labels should be legible, approximately 8 to 12 point type.</text:p>
        <text:p text:style-name="Text"/>
        <text:h text:style-name="P4" text:outline-level="2">B. References</text:h>
        <text:p text:style-name="Text">Number citations consecutively in square brackets [1]. The sentence punctuation follows the brackets [2]. Multiple references [2], [3] are each numbered with <text:soft-page-break/>separate brackets [1]–[3]. When citing a section in a book, please give the relevant page numbers [2]. In sentences, refer simply to the reference number, as in [3]. Do not use “Ref. [3]” or “reference [3]” except at the beginning of a sentence: “Reference [3] shows ... .”</text:p>
        <text:p text:style-name="Text">Number footnotes separately in superscripts (Insert | Footnote)<text:span text:style-name="Footnote_20_Symbol"><text:note text:id="ftn1" text:note-class="footnote"><text:note-citation>1</text:note-citation><text:note-body><text:p text:style-name="P5">It is recommended that footnotes be avoided (except for the unnumbered footnote with the receipt date on the first page). Instead, try to integrate the footnote information into the text.</text:p></text:note-body></text:note></text:span>. Place the actual footnote at the bottom of the column in which it is cited; do not put footnotes in the reference list (endnotes). Use letters for table footnotes. </text:p>
        <text:p text:style-name="Text">Please note that the references at the end of this document are in the preferred referencing style. Give all authors’ names; do not use “<text:span text:style-name="T5">et al</text:span>.” unless there are six authors or more. Use a space after authors' initials. Papers that have not been published should be cited as “unpublished” [4]. Papers that have been submitted for publication should be cited as “submitted for publication” [5]. Papers that have been accepted for publication, but not yet specified for an issue should be cited as “to be published” [6]. Please give affiliations and addresses for private communications [7].</text:p>
        <text:p text:style-name="Text"/>
        <text:h text:style-name="P4" text:outline-level="2">C. Abbreviations and Acronyms</text:h>
        <text:p text:style-name="Text">Define abbreviations and acronyms the first time they are used in the text, even after they have already been defined in the abstract. Abbreviations that incorporate periods should not have spaces: write “C.N.R.S.,” not “C. N. R. S.” Do not use abbreviations in the title unless they are unavoidable.</text:p>
        <text:h text:style-name="P4" text:outline-level="2">D. Equations</text:h>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Standard"/>
        <text:p text:style-name="P6"><draw:frame draw:style-name="fr1" draw:name="Object2" text:anchor-type="as-char" svg:width="3.378in" svg:height="0.5181in" draw:z-index="1"><draw:object xlink:href="./Object 2" xlink:type="simple" xlink:show="embed" xlink:actuate="onLoad"/><draw:image xlink:href="./ObjectReplacements/Object 2" xlink:type="simple" xlink:show="embed" xlink:actuate="onLoad"/></draw:frame><text:tab/>(1)</text:p>
        <text:p text:style-name="Standard"/>
        <text:p text:style-name="Text">Be sure that the symbols in your equation have been defined before the equation appears or immediately following. Italicize symbols (<text:span text:style-name="T5">T</text:span> might refer to temperature, but T is the unit tesla). Refer to “(1),” not “Eq. (1)” or “equation (1),” except at the beginning of a sentence: “Equation (1) is ... .”</text:p>
        <text:p text:style-name="Text"/>
        <text:h text:style-name="P4" text:outline-level="2">E. Other Recommendations</text:h>
        <text:p text:style-name="Text">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2">3</text:span>,” not “cc.” Indicate sample dimensions as “0.1 cm <text:span text:style-name="T7"></text:span> 0.2 cm,” not “0.1 <text:span text:style-name="T7"></text:span> 0.2 cm<text:span text:style-name="T2">2</text:span>.” The abbreviation for “seconds” is “s,” not “sec.” Do not mix complete spellings and abbreviations of units: use “Wb/m<text:span text:style-name="T2">2</text:span>” or “webers per square meter,” not “webers/m<text:span text:style-name="T2">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proofread your paper. </text:p>
        <text:p text:style-name="Text"/>
        <text:p text:style-name="Text"/>
        <text:h text:style-name="P3" text:outline-level="1">IV. <text:s text:c="2"/>Some Common Mistakes</text:h>
        <text:p text:style-name="Text">The word “data” is plural, not singular. The subscript for the permeability of vacuum µ<text:span text:style-name="T8">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8">0.5</text:span>Mn<text:span text:style-name="T8">0.5</text:span> whereas “Ni–Mn” indicates an alloy of some composition Ni<text:span text:style-name="T8">x</text:span>Mn<text:span text:style-name="T8">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5">et al.</text:span>” (it is also italicized). The abbreviation “i.e.,” means “that is,” and the abbreviation “e.g.,” means “for example” (these abbreviations are not <text:soft-page-break/>italicized).</text:p>
        <text:p text:style-name="Text"/>
        <text:p text:style-name="Text"/>
        <text:h text:style-name="P3" text:outline-level="1">V. <text:s text:c="2"/>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Text"/>
        <text:p text:style-name="Text"/>
        <text:h text:style-name="P3" text:outline-level="1">VI. <text:s text:c="2"/>Appendix</text:h>
        <text:p text:style-name="Text">Appendixes, if needed, appear before the acknowledgment.</text:p>
        <text:p text:style-name="Text"/>
        <text:p text:style-name="Text"/>
        <text:h text:style-name="P3" text:outline-level="1">VII. <text:s text:c="2"/>Acknowledgment</text:h>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text:span text:style-name="T6">Sponsor and financial support </text:span>acknowledgments are placed in the unnumbered footnote on the first page.</text:p>
        <text:p text:style-name="Text"/>
        <text:p text:style-name="Text"/>
        <text:h text:style-name="P3" text:outline-level="1">References</text:h>
        <text:list xml:id="list988338141" text:style-name="WW8Num2">
          <text:list-item>
            <text:p text:style-name="P11">G. O. Young, “Synthetic structure of industrial plastics (Book style with paper title and editor),” in <text:span text:style-name="T5">Plastics</text:span>, 2nd ed. vol. 3, J. Peters, Ed. <text:s/>New York: McGraw-Hill, 1964, pp. 15–64.</text:p>
          </text:list-item>
          <text:list-item>
            <text:p text:style-name="P11">W.-K. Chen, <text:span text:style-name="T5">Linear Networks and Systems</text:span> (Book style)<text:span text:style-name="T5">. </text:span>Belmont, CA: Wadsworth, 1993, pp. 123–135.</text:p>
          </text:list-item>
          <text:list-item>
            <text:p text:style-name="P11">H. Poor, <text:span text:style-name="T5">An Introduction to Signal Detection and Estimation</text:span>. New York: Springer-Verlag, 1985, ch. 4.</text:p>
          </text:list-item>
          <text:list-item>
            <text:p text:style-name="P11">B. Smith, “An approach to graphs of linear forms (Unpublished work style),” unpublished.</text:p>
          </text:list-item>
          <text:list-item>
            <text:p text:style-name="P11">E. H. Miller, “A note on reflector arrays (Periodical style—Accepted for publication),” <text:span text:style-name="T5">IEEE Trans. Antennas Propagat.</text:span>, to be published.</text:p>
          </text:list-item>
          <text:list-item>
            <text:p text:style-name="P11">J. Wang, “Fundamentals of erbium-doped fiber amplifiers arrays (Periodical style—Submitted for publication),” <text:span text:style-name="T5">IEEE J. Quantum Electron.</text:span>, submitted for publication.</text:p>
          </text:list-item>
          <text:list-item>
            <text:p text:style-name="P11">C. J. Kaufman, Rocky Mountain Research Lab., Boulder, CO, private communication, May 1995.</text:p>
          </text:list-item>
        </text:list>
        <text:p text:style-name="Standard"/>
        <text:h text:style-name="P3" text:outline-level="1"/>
        <text:h text:style-name="P3" text:outline-level="1">Pe<text:span text:style-name="T9">RNYATAAN</text:span></text:h>
        <text:p text:style-name="P7">Dengan ini saya menyatakan bahwa makalah yang saya tulis ini adalah tulisan saya sendiri, bukan saduran, atau terjemahan dari makalah orang lain, dan bukan plagiasi.</text:p>
        <text:p text:style-name="P7"/>
        <text:p text:style-name="P9">Bandung, 29 April 2010 <text:s text:c="2"/></text:p>
        <text:p text:style-name="P9"/>
        <text:p text:style-name="P9">ttd</text:p>
        <text:p text:style-name="P9"/>
        <text:p text:style-name="P9"/>
        <text:p text:style-name="P9">Nama dan NI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ＭＳ 明朝" svg:font-family="'ＭＳ 明朝', 'MS Mincho'" style:font-family-generic="roman"/>
    <style:font-face style:name="DejaVu Sans" svg:font-family="'DejaVu Sans', 'Times New Roman'"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ritannic Bold" svg:font-family="'Britannic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ＭＳ 明朝" style:font-family-asian="'ＭＳ 明朝', 'MS Mincho'" style:font-family-generic-asian="roman"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 style:font-family-asian="'DejaVu Sans', 'Times New Roman'" style:font-family-generic-asian="roman" style:font-pitch-asian="variable" style:font-size-asian="14pt" style:font-name-complex="DejaVu Sans" style:font-family-complex="'DejaVu Sans',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margin-top="0in" fo:margin-bottom="0.0835in" loext:contextual-spacing="false" fo:text-align="center" style:justify-single-word="false" fo:text-indent="0in" style:auto-text-indent="false" fo:keep-with-next="always"/>
      <style:text-properties fo:font-variant="small-caps" fo:font-size="11pt" style:letter-kerning="true" style:font-size-asian="11pt" style:font-size-complex="12pt"/>
    </style:style>
    <style:style style:name="Heading_20_2" style:display-name="Heading 2" style:family="paragraph" style:parent-style-name="Standard" style:next-style-name="Standard" style:default-outline-level="2" style:class="text">
      <style:paragraph-properties fo:margin-left="0.0984in" fo:margin-right="0in" fo:margin-top="0in" fo:margin-bottom="0.0417in" loext:contextual-spacing="false" fo:text-indent="0in" style:auto-text-indent="false" fo:keep-with-next="always">
        <style:tab-stops>
          <style:tab-stop style:position="1in"/>
        </style:tab-stops>
      </style:paragraph-properties>
      <style:text-properties fo:font-size="11pt" fo:font-style="italic" style:font-size-asian="11pt" style:font-style-asian="italic"/>
    </style:style>
    <style:style style:name="ai1" style:family="paragraph" style:parent-style-name="Standard">
      <style:paragraph-properties>
        <style:tab-stops>
          <style:tab-stop style:position="2.75in" style:type="right" style:leader-style="dotted" style:leader-text="."/>
        </style:tab-stops>
      </style:paragraph-properties>
    </style:style>
    <style:style style:name="ai2" style:family="paragraph" style:parent-style-name="Standard">
      <style:paragraph-properties>
        <style:tab-stops>
          <style:tab-stop style:position="2.75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Article_20_Title" style:display-name="Article Title" style:family="paragraph" style:parent-style-name="Standard">
      <style:paragraph-properties fo:margin-left="0.25in" fo:margin-right="0in" fo:margin-top="0.0417in" fo:margin-bottom="0in" loext:contextual-spacing="false" fo:text-indent="0in" style:auto-text-indent="false"/>
      <style:text-properties fo:font-size="10.5pt" style:font-size-asian="10.5pt"/>
    </style:style>
    <style:style style:name="Author" style:family="paragraph" style:parent-style-name="Standard">
      <style:paragraph-properties fo:margin-left="0in" fo:margin-right="0in" fo:text-indent="0.5in" style:auto-text-indent="false">
        <style:tab-stops>
          <style:tab-stop style:position="6.5in" style:type="right" style:leader-style="dotted" style:leader-text="."/>
        </style:tab-stops>
      </style:paragraph-properties>
      <style:text-properties fo:font-size="10.5pt" fo:font-style="italic" style:font-size-asian="10.5pt"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font-name-complex="Times" style:font-family-complex="Times" style:font-family-generic-complex="roman" style:font-pitch-complex="variable"/>
    </style:style>
    <style:style style:name="Title" style:family="paragraph" style:parent-style-name="Standard" style:next-style-name="Subtitle" style:class="chapter">
      <style:paragraph-properties fo:text-align="center" style:justify-single-word="false"/>
      <style:text-properties style:font-name="Britannic Bold" fo:font-family="'Britannic Bold'" style:font-family-generic="swiss" style:font-pitch="variable" fo:font-size="18pt" fo:font-weight="bold" style:letter-kerning="true" style:font-size-asian="18pt" style:font-weight-asian="bold" style:font-name-complex="Britannic Bold" style:font-family-complex="'Britannic Bold'"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per_20_Title" style:display-name="Paper Title" style:family="paragraph" style:parent-style-name="Standard">
      <style:paragraph-properties fo:margin-top="0.1665in" fo:margin-bottom="0in" loext:contextual-spacing="false" fo:text-align="center" style:justify-single-word="false"/>
      <style:text-properties fo:font-size="20pt" style:font-name-asian="Times New Roman" style:font-family-asian="'Times New Roman'" style:font-family-generic-asian="roman" style:font-pitch-asian="variable" style:font-size-asian="20pt" style:font-weight-complex="bold"/>
    </style:style>
    <style:style style:name="Authors" style:family="paragraph" style:parent-style-name="Standard">
      <style:paragraph-properties fo:text-align="center" style:justify-single-word="false"/>
      <style:text-properties fo:font-size="11pt" style:font-name-asian="Times New Roman" style:font-family-asian="'Times New Roman'" style:font-family-generic-asian="roman" style:font-pitch-asian="variable" style:font-size-asian="11pt" style:font-weight-complex="bold"/>
    </style:style>
    <style:style style:name="Affiliations" style:family="paragraph" style:parent-style-name="Standard">
      <style:paragraph-properties fo:text-align="center" style:justify-single-word="false"/>
      <style:text-properties fo:font-size="11pt" fo:font-style="italic" style:font-name-asian="Times New Roman" style:font-family-asian="'Times New Roman'" style:font-family-generic-asian="roman" style:font-pitch-asian="variable" style:font-size-asian="11pt" style:font-style-asian="italic" style:font-style-complex="italic"/>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autospace="none"/>
      <style:text-properties fo:font-size="9pt" fo:font-weight="bold" style:font-name-asian="Times New Roman" style:font-family-asian="'Times New Roman'" style:font-family-generic-asian="roman" style:font-pitch-asian="variable" style:font-size-asian="9pt" style:font-weight-asian="bold" style:font-size-complex="9pt" style:font-weight-complex="bold"/>
    </style:style>
    <style:style style:name="IndexTerms" style:family="paragraph" style:parent-style-name="Standard" style:next-style-name="Standard">
      <style:paragraph-properties fo:margin-left="0in" fo:margin-right="0in" fo:text-align="justify" style:justify-single-word="false" fo:text-indent="0.1402in" style:auto-text-indent="false" style:text-autospace="none"/>
      <style:text-properties fo:font-size="9pt" fo:font-weight="bold" style:font-name-asian="Times New Roman" style:font-family-asian="'Times New Roman'" style:font-family-generic-asian="roman" style:font-pitch-asian="variable" style:font-size-asian="9pt" style:font-weight-asian="bold" style:font-size-complex="9pt"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Times New Roman" style:font-family-asian="'Times New Roman'" style:font-family-generic-asian="roman" style:font-pitch-asian="variable"/>
    </style:style>
    <style:style style:name="Footnote" style:family="paragraph" style:parent-style-name="Standard" style:class="extra">
      <style:paragraph-properties fo:margin-left="0in" fo:margin-right="0in" fo:text-align="justify" style:justify-single-word="false" fo:text-indent="0.1402in" style:auto-text-indent="false" style:text-autospace="none"/>
      <style:text-properties fo:font-size="8pt" style:font-name-asian="Times New Roman" style:font-family-asian="'Times New Roman'" style:font-family-generic-asian="roman" style:font-pitch-asian="variable" style:font-size-asian="8pt" style:font-size-complex="8pt"/>
    </style:style>
    <style:style style:name="References" style:family="paragraph" style:parent-style-name="Standard" style:list-style-name="WW8Num2">
      <style:paragraph-properties fo:margin-left="0in" fo:margin-right="0in" fo:text-align="justify" style:justify-single-word="false" fo:text-indent="0in" style:auto-text-indent="false" style:text-autospace="none"/>
      <style:text-properties fo:font-size="8pt" style:font-name-asian="Times New Roman" style:font-family-asian="'Times New Roman'" style:font-family-generic-asian="roman" style:font-pitch-asian="variable" style:font-size-asian="8pt" style:font-size-complex="8pt"/>
    </style:style>
    <style:style style:name="Figure_20_Caption" style:display-name="Figure Caption" style:family="paragraph" style:parent-style-name="Standard">
      <style:paragraph-properties fo:text-align="justify" style:justify-single-word="false" style:text-autospace="none"/>
      <style:text-properties fo:font-size="8pt" style:font-name-asian="Times New Roman" style:font-family-asian="'Times New Roman'" style:font-family-generic-asian="roman" style:font-pitch-asian="variable"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margin-top="0.1665in" fo:margin-bottom="0.0555in" loext:contextual-spacing="false" fo:text-indent="0in" style:auto-text-indent="false" style:text-autospace="none"/>
      <style:text-properties fo:font-size="10pt" style:font-name-asian="Times New Roman" style:font-family-asian="'Times New Roman'" style:font-family-generic-asian="roman" style:font-pitch-asian="variable" style:font-size-asian="10pt" style:font-size-complex="10pt"/>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Times New Roman" style:font-family-asian="'Times New Roman'" style:font-family-generic-asian="roman" style:font-pitch-asian="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Absatz-Standardschriftar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ext_20_Char" style:display-name="Text Char" style:family="text">
      <style:text-properties fo:language="en" fo:country="US" style:language-complex="ar" style:country-complex="SA"/>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Footer_20_Char" style:display-name="Footer Char" style:family="text">
      <style:text-properties style:font-name-asian="ＭＳ 明朝" style:font-family-asian="'ＭＳ 明朝', 'MS Mincho'" style:font-family-generic-asian="roman"/>
    </style:style>
    <style:style style:name="Balloon_20_Text_20_Char" style:display-name="Balloon Text Char" style:family="text">
      <style:text-properties style:font-name="Tahoma" fo:font-family="Tahoma" style:font-family-generic="swiss" style:font-pitch="variable" fo:font-size="8pt" style:font-name-asian="ＭＳ 明朝" style:font-family-asian="'ＭＳ 明朝', 'MS Mincho'" style:font-family-generic-asian="roman"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390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890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3902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890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390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8902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390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890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34in" fo:margin-top="0.5244in" style:dynamic-spacing="true"/>
      </style:footer-style>
    </style:page-layout>
  </office:automatic-styles>
  <office:master-styles>
    <style:master-page style:name="Standard" style:page-layout-name="Mpm1">
      <style:footer>
        <text:p text:style-name="Footer">Makalah IF2211 Strategi Algoritma – Sem. I Tahun 2013/2014</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tion of Papers for r-ICT 2007</dc:title>
    <meta:initial-creator>ITB Research Center on ICT</meta:initial-creator>
    <meta:creation-date>2013-11-25T14:33:00</meta:creation-date>
    <dc:creator>ACER</dc:creator>
    <dc:date>2015-05-18T09:25:00</dc:date>
    <meta:print-date>1999-11-16T10:24:00</meta:print-date>
    <meta:editing-cycles>3</meta:editing-cycles>
    <meta:editing-duration>PT7M</meta:editing-duration>
    <meta:document-statistic meta:table-count="0" meta:image-count="0" meta:object-count="2" meta:page-count="4" meta:paragraph-count="64" meta:word-count="1926" meta:character-count="11994" meta:non-whitespace-character-count="10123"/>
    <meta:generator>LibreOffice/5.3.1.2$Linux_X86_64 LibreOffice_project/30m0$Build-2</meta:generator>
  </office:meta>
</office:document-meta>
</file>

<file path=Object 1/content.xml><?xml version="1.0" encoding="utf-8"?>
<math xmlns="http://www.w3.org/1998/Math/MathML" display="block">
  <semantics>
    <mrow/>
    <annotation encoding="StarMath 5.0">{}</annotation>
  </semantics>
</math>
</file>

<file path=Object 2/content.xml><?xml version="1.0" encoding="utf-8"?>
<math xmlns="http://www.w3.org/1998/Math/MathML" display="block">
  <semantics>
    <mrow>
      <mstyle mathsize="12pt">
        <mtable>
          <mtr>
            <mtd>
              <mrow>
                <mrow>
                  <mo stretchy="false">∫</mo>
                  <mrow>
                    <mspace width="0.5em"/>
                    <mi>F</mi>
                    <mo stretchy="false">(</mo>
                    <mstyle mathvariant="italic">
                      <mtext>r,ϕ</mtext>
                    </mstyle>
                    <mo stretchy="false">)</mo>
                  </mrow>
                </mrow>
                <mspace width="0.5em"/>
                <mstyle mathvariant="italic">
                  <mtext>dr</mtext>
                </mstyle>
                <mspace width="0.5em"/>
                <mstyle mathvariant="italic">
                  <mtext>dϕ=</mtext>
                </mstyle>
                <mo stretchy="false">[</mo>
                <mstyle mathvariant="italic">
                  <msub>
                    <mtext>σr</mtext>
                    <mstyle mathsize="8pt">
                      <mn>2</mn>
                    </mstyle>
                  </msub>
                </mstyle>
                <mspace width="0.5em"/>
                <mo stretchy="false">(</mo>
                <msub>
                  <mtext>2μ</mtext>
                  <mstyle mathsize="8pt">
                    <mn>0</mn>
                  </mstyle>
                </msub>
                <mo stretchy="false">)</mo>
                <mo stretchy="false">]</mo>
                <mspace width="0.5em"/>
                <mrow/>
              </mrow>
            </mtd>
          </mtr>
          <mtr>
            <mtd>
              <mrow>
                <mrow>
                  <mspace width="2em"/>
                  <mo stretchy="false">⋅</mo>
                  <mspace width="0.5em"/>
                </mrow>
                <mrow>
                  <mo stretchy="false">∫</mo>
                  <mrow>
                    <mspace width="0.5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style mathvariant="italic">
                  <mtext>dλ</mtext>
                </mstyle>
                <mspace width="0.5em"/>
                <mtext>.</mtext>
                <mrow/>
              </mrow>
            </mtd>
          </mtr>
        </mtable>
      </mstyle>
      <mrow/>
    </mrow>
    <annotation encoding="StarMath 5.0"> size 12{alignl { stack {
 Int {`F \(  ital "r,ϕ" \) } ` ital "dr"` ital "dϕ=" \[  ital "σr" rSub { size 8{2} } ` \( "2μ" rSub { size 8{0} }  \)  \] ` {} # 
~ cdot ` Int {`"exp"}  \(  - λ \lline z rSub { size 8{j} }  - z rSub { size 8{i} }  \lline ` \) `λ rSup { size 8{ - 1} } `J rSub { size 8{1} }  \( λ`r rSub { size 8{2} }  \) `J rSub { size 8{0} }  \( λ`r rSub { size 8{i} }  \) ` ital "dλ"` "."  {} 
} } } {}</annotation>
  </semantics>
</math>
</file>